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200000046E63F4DA3FC86DFAC.png" manifest:media-type="image/png"/>
  <manifest:file-entry manifest:full-path="Pictures/1000020100000192000000462AE8BB49FDBCBC62.png" manifest:media-type="image/png"/>
  <manifest:file-entry manifest:full-path="Pictures/10000201000001920000004607354826D0F30505.png" manifest:media-type="image/png"/>
  <manifest:file-entry manifest:full-path="Pictures/100002010000042F0000083F56A14DE9120C9E6D.png" manifest:media-type="image/png"/>
  <manifest:file-entry manifest:full-path="Pictures/10000201000007B2000006F6077EB564507BBA4D.png" manifest:media-type="image/png"/>
  <manifest:file-entry manifest:full-path="Pictures/100002010000012E000000670CD17F74E411557C.png" manifest:media-type="image/png"/>
  <manifest:file-entry manifest:full-path="Pictures/100002010000073C0000058E3D3C6569D58D51FD.png" manifest:media-type="image/png"/>
  <manifest:file-entry manifest:full-path="Pictures/100002010000042F0000083F4B2EE5F45A4A7787.png" manifest:media-type="image/png"/>
  <manifest:file-entry manifest:full-path="Pictures/10000201000001920000004667D808EBA49DECDB.png" manifest:media-type="image/png"/>
  <manifest:file-entry manifest:full-path="Pictures/1000020100000192000000467EC5129D04F402CA.png" manifest:media-type="image/png"/>
  <manifest:file-entry manifest:full-path="Pictures/100002010000062E0000058E925009EE87759244.png" manifest:media-type="image/png"/>
  <manifest:file-entry manifest:full-path="Pictures/100002010000019200000046578167029E552CBA.png" manifest:media-type="image/png"/>
  <manifest:file-entry manifest:full-path="Pictures/10000201000005CA000008A69A064133822A4577.png" manifest:media-type="image/png"/>
  <manifest:file-entry manifest:full-path="Pictures/1000020100000562000007AAFEC650B60E3D7F16.png" manifest:media-type="image/png"/>
  <manifest:file-entry manifest:full-path="Pictures/100002010000019200000046A6C47E65E4B6403B.png" manifest:media-type="image/png"/>
  <manifest:file-entry manifest:full-path="Pictures/100002010000019200000046AA85A81A3C8201F2.png" manifest:media-type="image/png"/>
  <manifest:file-entry manifest:full-path="Pictures/100002010000058C00000AEF3B512DB539A7C601.png" manifest:media-type="image/png"/>
  <manifest:file-entry manifest:full-path="Pictures/100002010000063E000007AA281D0542DDB130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65cm, 0cm, 0cm, 0cm)" draw:image-opacity="3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9.8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71cm" draw:fill="solid" draw:fill-color="#149b5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794cm" fo:min-width="19.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149b55" draw:textarea-vertical-align="top" draw:auto-grow-height="false" fo:min-height="0.747cm" fo:min-width="0.39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.676cm" fo:min-width="19.954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3.589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4.989cm, 0cm, 0cm, 0cm)" draw:image-opacity="100%" style:mirror="none"/>
    </style:style>
    <style:style style:name="pr1" style:family="presentation" style:parent-style-name="Title_2c__20_Conten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149b55"/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Verdana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Verdana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40pt" fo:letter-spacing="normal" fo:font-style="normal" style:text-underline-style="none" fo:font-weight="bold" style:font-name-asian="Verdana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Verdana" fo:font-size="14pt" fo:letter-spacing="normal" fo:font-style="normal" style:text-underline-style="solid" style:text-underline-width="auto" style:text-underline-color="#ffffff" fo:font-weight="normal" style:font-name-asian="Verdana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name-asian="Verdana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name="Imagem 20" draw:style-name="gr1" draw:text-style-name="P1" draw:layer="layout" svg:width="6.096cm" svg:height="2.077cm" svg:x="18.381cm" svg:y="15.857cm">
          <draw:image xlink:href="Pictures/100002010000012E000000670CD17F74E411557C.png" xlink:type="simple" xlink:show="embed" xlink:actuate="onLoad">
            <text:p/>
          </draw:image>
        </draw:frame>
        <draw:custom-shape draw:name="CustomShape 1" draw:style-name="gr2" draw:text-style-name="P3" draw:layer="layout" svg:width="11.815cm" svg:height="1.265cm" svg:x="12.661cm" svg:y="6.944cm">
          <text:p text:style-name="P2"><text:span text:style-name="T1">B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1.279cm" svg:height="3.039cm" svg:x="13.3cm" svg:y="11.525cm">
          <text:p text:style-name="P2"><text:span text:style-name="T2">Matheus Henrique</text:span></text:p>
          <text:p text:style-name="P2"><text:span text:style-name="T3">Vinicius Gasparini</text:span></text:p>
          <text:p text:style-name="P2"><text:span text:style-name="T3">Professor Douglas Dutra</text:span></text:p>
          <text:p text:style-name="P2"><text:span text:style-name="T3">06/11/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2.778cm" svg:height="1.773cm" svg:x="11.699cm" svg:y="4.808cm">
          <text:p text:style-name="P2"><text:span text:style-name="T4">Avaliação #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3" draw:text-style-name="P1" draw:layer="layout" svg:width="12.356cm" svg:height="18.599cm" draw:transform="rotate (-3.14159265358979) translate (11.594cm 19.05cm)">
          <draw:image xlink:href="Pictures/100002010000042F0000083F56A14DE9120C9E6D.png" xlink:type="simple" xlink:show="embed" xlink:actuate="onLoad">
            <text:p/>
          </draw:image>
        </draw:frame>
        <draw:frame draw:name="Imagem 3" draw:style-name="gr4" draw:text-style-name="P1" draw:layer="layout" svg:width="16.399cm" svg:height="2.516cm" svg:x="10.501cm" svg:y="0cm">
          <draw:image xlink:href="Pictures/100002010000058C00000AEF3B512DB539A7C6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>
        <office:forms form:automatic-focus="false" form:apply-design-mode="false"/>
        <draw:custom-shape draw:name="CustomShape 1" draw:style-name="gr2" draw:text-style-name="P3" draw:layer="layout" svg:width="17.199cm" svg:height="1.603cm" svg:x="1.093cm" svg:y="0.92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5" draw:layer="layout" svg:width="0.896cm" svg:height="0.997cm" svg:x="-0.101cm" svg:y="0.31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1" draw:text-style-name="P1" draw:layer="layout" svg:width="4.642cm" svg:height="0.807cm" svg:x="0.797cm" svg:y="17.726cm">
          <draw:image xlink:href="Pictures/10000201000001920000004607354826D0F30505.png" xlink:type="simple" xlink:show="embed" xlink:actuate="onLoad">
            <text:p/>
          </draw:image>
        </draw:frame>
        <draw:frame draw:style-name="gr7" draw:text-style-name="P6" draw:layer="layout" svg:width="21.058cm" svg:height="19.049cm" svg:x="2.44cm" svg:y="-0.264cm">
          <draw:image xlink:href="Pictures/10000201000007B2000006F6077EB564507BBA4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1T11">
        <office:forms form:automatic-focus="false" form:apply-design-mode="false"/>
        <draw:custom-shape draw:name="CustomShape 1" draw:style-name="gr8" draw:text-style-name="P1" draw:layer="layout" svg:width="19.999cm" svg:height="3.043cm" svg:x="2.699cm" svg:y="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1" draw:text-style-name="P1" draw:layer="layout" svg:width="4.642cm" svg:height="0.807cm" svg:x="0.797cm" svg:y="17.726cm">
          <draw:image xlink:href="Pictures/1000020100000192000000462AE8BB49FDBCBC62.png" xlink:type="simple" xlink:show="embed" xlink:actuate="onLoad">
            <text:p/>
          </draw:image>
        </draw:frame>
        <draw:custom-shape draw:name="CustomShape 4" draw:style-name="gr9" draw:text-style-name="P5" draw:layer="layout" svg:width="0.896cm" svg:height="0.997cm" svg:x="-0.101cm" svg:y="0.389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6" draw:layer="layout" svg:width="24.809cm" svg:height="19.049cm" svg:x="0.254cm" svg:y="0cm">
          <draw:image xlink:href="Pictures/100002010000073C0000058E3D3C6569D58D51F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1T11">
        <office:forms form:automatic-focus="false" form:apply-design-mode="false"/>
        <draw:custom-shape draw:name="CustomShape 2" draw:style-name="gr6" draw:text-style-name="P5" draw:layer="layout" svg:width="0.896cm" svg:height="0.997cm" svg:x="-0.101cm" svg:y="0.31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1" draw:text-style-name="P1" draw:layer="layout" svg:width="4.642cm" svg:height="0.807cm" svg:x="0.797cm" svg:y="17.726cm">
          <draw:image xlink:href="Pictures/10000201000001920000004667D808EBA49DECDB.png" xlink:type="simple" xlink:show="embed" xlink:actuate="onLoad">
            <text:p/>
          </draw:image>
        </draw:frame>
        <draw:frame draw:style-name="gr7" draw:text-style-name="P6" draw:layer="layout" svg:width="13.378cm" svg:height="19.049cm" svg:x="6.234cm" svg:y="-0.253cm">
          <draw:image xlink:href="Pictures/1000020100000562000007AAFEC650B60E3D7F1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1T11">
        <office:forms form:automatic-focus="false" form:apply-design-mode="false"/>
        <draw:custom-shape draw:name="CustomShape 1" draw:style-name="gr10" draw:text-style-name="P1" draw:layer="layout" svg:width="15.799cm" svg:height="11.065cm" svg:x="2.699cm" svg:y="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1" draw:text-style-name="P1" draw:layer="layout" svg:width="4.642cm" svg:height="0.807cm" svg:x="0.797cm" svg:y="17.726cm">
          <draw:image xlink:href="Pictures/1000020100000192000000467EC5129D04F402CA.png" xlink:type="simple" xlink:show="embed" xlink:actuate="onLoad">
            <text:p/>
          </draw:image>
        </draw:frame>
        <draw:custom-shape draw:name="CustomShape 3" draw:style-name="gr6" draw:text-style-name="P5" draw:layer="layout" svg:width="0.896cm" svg:height="0.997cm" svg:x="-0.101cm" svg:y="0.31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6" draw:layer="layout" svg:width="21.192cm" svg:height="19.049cm" svg:x="2.176cm" svg:y="-0.208cm">
          <draw:image xlink:href="Pictures/100002010000062E0000058E925009EE8775924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1T11">
        <office:forms form:automatic-focus="false" form:apply-design-mode="false"/>
        <draw:custom-shape draw:name="CustomShape 1" draw:style-name="gr11" draw:text-style-name="P1" draw:layer="layout" svg:width="20.453cm" svg:height="0.925cm" svg:x="1.499cm" svg:y="14.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1" draw:text-style-name="P1" draw:layer="layout" svg:width="4.642cm" svg:height="0.807cm" svg:x="0.797cm" svg:y="17.726cm">
          <draw:image xlink:href="Pictures/100002010000019200000046578167029E552CBA.png" xlink:type="simple" xlink:show="embed" xlink:actuate="onLoad">
            <text:p/>
          </draw:image>
        </draw:frame>
        <draw:custom-shape draw:name="CustomShape 3" draw:style-name="gr9" draw:text-style-name="P5" draw:layer="layout" svg:width="0.896cm" svg:height="0.997cm" svg:x="-0.101cm" svg:y="0.31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6" draw:layer="layout" svg:width="21.844cm" svg:height="13.92cm" svg:x="2.24cm" svg:y="1.524cm">
          <draw:image xlink:href="Pictures/10000201000005CA000008A69A064133822A45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1T11">
        <office:forms form:automatic-focus="false" form:apply-design-mode="false"/>
        <draw:custom-shape draw:name="CustomShape 1" draw:style-name="gr10" draw:text-style-name="P1" draw:layer="layout" svg:width="20.453cm" svg:height="0.925cm" svg:x="1.499cm" svg:y="14.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1" draw:text-style-name="P1" draw:layer="layout" svg:width="4.642cm" svg:height="0.807cm" svg:x="0.797cm" svg:y="17.726cm">
          <draw:image xlink:href="Pictures/100002010000019200000046AA85A81A3C8201F2.png" xlink:type="simple" xlink:show="embed" xlink:actuate="onLoad">
            <text:p/>
          </draw:image>
        </draw:frame>
        <draw:custom-shape draw:name="CustomShape 3" draw:style-name="gr6" draw:text-style-name="P5" draw:layer="layout" svg:width="0.896cm" svg:height="0.997cm" svg:x="-0.101cm" svg:y="0.31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6" draw:layer="layout" svg:width="16.901cm" svg:height="14.478cm" svg:x="4.318cm" svg:y="2.54cm">
          <draw:image xlink:href="Pictures/10000201000005CA000008A69A064133822A45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1T11">
        <office:forms form:automatic-focus="false" form:apply-design-mode="false"/>
        <draw:frame draw:name="Imagem 7" draw:style-name="gr1" draw:text-style-name="P1" draw:layer="layout" svg:width="4.642cm" svg:height="0.807cm" svg:x="0.797cm" svg:y="17.726cm">
          <draw:image xlink:href="Pictures/100002010000019200000046A6C47E65E4B6403B.png" xlink:type="simple" xlink:show="embed" xlink:actuate="onLoad">
            <text:p/>
          </draw:image>
        </draw:frame>
        <draw:custom-shape draw:name="CustomShape 2" draw:style-name="gr6" draw:text-style-name="P5" draw:layer="layout" svg:width="0.896cm" svg:height="0.997cm" svg:x="-0.101cm" svg:y="0.31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" draw:layer="layout" svg:width="18.348cm" svg:height="0.969cm" svg:x="-1.702cm" svg:y="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6" draw:layer="layout" svg:width="15.514cm" svg:height="19.049cm" svg:x="5.268cm" svg:y="-0.107cm">
          <draw:image xlink:href="Pictures/100002010000063E000007AA281D0542DDB1309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1T11">
        <office:forms form:automatic-focus="false" form:apply-design-mode="false"/>
        <draw:custom-shape draw:name="CustomShape 1" draw:style-name="gr2" draw:text-style-name="P3" draw:layer="layout" svg:width="17.199cm" svg:height="1.942cm" svg:x="12.9cm" svg:y="2.324cm">
          <text:p text:style-name="P8"><text:span text:style-name="T5">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0.5cm" svg:height="6.169cm" svg:x="13.199cm" svg:y="5.518cm">
          <text:p text:style-name="P8"><text:span text:style-name="T6"><text:a xlink:href="mailto:matheushenriquecct@hotmail.com" xlink:type="simple">matheushenriquecct@hotmail.com</text:a></text:span></text:p>
          <text:p text:style-name="P8"><text:span text:style-name="T7">viniciuszeiko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" draw:style-name="gr3" draw:text-style-name="P1" draw:layer="layout" svg:width="12.356cm" svg:height="18.599cm" draw:transform="rotate (-3.14159265358979) translate (11.594cm 19.107cm)">
          <draw:image xlink:href="Pictures/100002010000042F0000083F4B2EE5F45A4A7787.png" xlink:type="simple" xlink:show="embed" xlink:actuate="onLoad">
            <text:p/>
          </draw:image>
        </draw:frame>
        <draw:frame draw:name="Imagem 7" draw:style-name="gr1" draw:text-style-name="P1" draw:layer="layout" svg:width="4.642cm" svg:height="0.807cm" svg:x="0.797cm" svg:y="17.728cm">
          <draw:image xlink:href="Pictures/100002010000019200000046E63F4DA3FC86DFA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c__20_Content-background" style:display-name="Title, Content-background" style:family="presentation">
      <style:graphic-properties draw:stroke="none" draw:fill="solid" draw:fill-color="#f2f2f2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2f2f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1.587cm" svg:height="4.08cm" svg:x="1.905cm" svg:y="5.9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17:34:40</meta:creation-date>
    <meta:initial-creator>Gabriela Colebrusco Peres</meta:initial-creator>
    <dc:language>pt-BR</dc:language>
    <dc:date>2018-11-06T17:34:19.905622306</dc:date>
    <meta:editing-cycles>148</meta:editing-cycles>
    <dc:title>Apresentação do PowerPoint</dc:title>
    <meta:editing-duration>P1DT4H20M20S</meta:editing-duration>
    <meta:generator>LibreOffice/6.0.6.2$Linux_X86_64 LibreOffice_project/00m0$Build-2</meta:generator>
    <meta:document-statistic meta:object-count="7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